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3465a4" draw:opacity="100%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b4c7dc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standard">
      <style:graphic-properties draw:fill-color="#069a2e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fill-color="#3465a4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ea75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0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>
      <style:graphic-properties style:protect="size" loext:decorative="false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fill-color="#ea75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background-color="#d4ea6b"/>
    </style:style>
    <style:style style:name="P2" style:family="paragraph">
      <loext:graphic-properties draw:fill-color="#bbe33d"/>
      <style:paragraph-properties fo:text-align="center" style:writing-mode="lr-tb"/>
      <style:text-properties fo:background-color="#d4ea6b"/>
    </style:style>
    <style:style style:name="P3" style:family="paragraph">
      <style:paragraph-properties fo:text-align="center"/>
    </style:style>
    <style:style style:name="P4" style:family="paragraph">
      <loext:graphic-properties draw:fill-color="#ffaa95"/>
      <style:paragraph-properties fo:text-align="center" style:writing-mode="lr-tb"/>
    </style:style>
    <style:style style:name="P5" style:family="paragraph">
      <loext:graphic-properties draw:fill-color="#ff4000"/>
      <style:paragraph-properties fo:text-align="center" style:writing-mode="lr-tb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 draw:opacity="100%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9" style:family="paragraph">
      <loext:graphic-properties draw:fill-color="#b4c7d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0" style:family="paragraph">
      <loext:graphic-properties draw:fill-color="#000000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1" style:family="paragraph">
      <loext:graphic-properties draw:fill-color="#acb20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2" style:family="paragraph">
      <loext:graphic-properties draw:fill-color="#ffff38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69a2e"/>
      <style:paragraph-properties fo:text-align="center" style:writing-mode="lr-tb"/>
    </style:style>
    <style:style style:name="P15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6" style:family="paragraph">
      <loext:graphic-properties draw:fill-color="#ea7500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7" style:family="paragraph">
      <loext:graphic-properties draw:fill-color="#b2b2b2"/>
      <style:paragraph-properties fo:text-align="center" style:writing-mode="lr-tb"/>
    </style:style>
    <style:style style:name="P1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" fo:font-size="15pt" style:letter-kerning="true" style:font-name-asian="Source Han Sans CN" style:font-size-asian="15pt" style:font-name-complex="Droid 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309cm" svg:height="2.309cm" svg:x="5.641cm" svg:y="3.746cm">
          <text:p text:style-name="P1"><text:span text:style-name="T1">(4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309cm" svg:height="2.309cm" svg:x="1.815cm" svg:y="6.368cm">
          <text:p text:style-name="P3"><text:span text:style-name="T1">(3,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2.309cm" svg:height="2.309cm" svg:x="9.793cm" svg:y="6.368cm">
          <text:p text:style-name="P3"><text:span text:style-name="T1">(3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2.309cm" svg:height="2.309cm" svg:x="7.847cm" svg:y="9.268cm">
          <text:p text:style-name="P3"><text:span text:style-name="T1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2.309cm" svg:height="2.309cm" svg:x="3.316cm" svg:y="9.268cm">
          <text:p text:style-name="P3"><text:span text:style-name="T1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" draw:id="id4" draw:layer="layout" svg:width="1.837cm" svg:height="1.837cm" svg:x="0.416cm" svg:y="9.504cm">
          <text:p text:style-name="P8"><text:span text:style-name="T2">(2,0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1.837cm" svg:height="1.837cm" svg:x="11.913cm" svg:y="9.504cm">
          <text:p text:style-name="P8"><text:span text:style-name="T2">(2,2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7" draw:id="id7" draw:layer="layout" svg:width="1.837cm" svg:height="1.837cm" svg:x="4.64cm" svg:y="12.593cm">
          <text:p text:style-name="P8"><text:span text:style-name="T2">(1,1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6" draw:id="id6" draw:layer="layout" svg:width="1.837cm" svg:height="1.837cm" svg:x="2.43cm" svg:y="12.593cm">
          <text:p text:style-name="P8"><text:span text:style-name="T2">(1,0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1" draw:id="id11" draw:layer="layout" svg:width="1.837cm" svg:height="1.837cm" svg:x="9.112cm" svg:y="12.593cm">
          <text:p text:style-name="P8"><text:span text:style-name="T2">(1,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0" draw:id="id10" draw:layer="layout" svg:width="1.837cm" svg:height="1.837cm" svg:x="6.996cm" svg:y="12.593cm">
          <text:p text:style-name="P8"><text:span text:style-name="T2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5.641cm" svg:y1="4.901cm" svg:x2="3.786cm" svg:y2="6.706cm" draw:start-shape="id1" draw:start-glue-point="6" draw:end-shape="id2" draw:end-glue-point="11" svg:d="M5641 4901l-1855 1805" svg:viewBox="0 0 1856 1806">
          <text:p/>
        </draw:connector>
        <draw:connector draw:style-name="gr13" draw:text-style-name="P13" draw:layer="layout" draw:type="line" svg:x1="7.95cm" svg:y1="4.901cm" svg:x2="10.131cm" svg:y2="6.706cm" draw:start-shape="id1" draw:start-glue-point="10" draw:end-shape="id3" draw:end-glue-point="5" svg:d="M7950 4901l2181 1805" svg:viewBox="0 0 2182 1806">
          <text:p/>
        </draw:connector>
        <draw:connector draw:style-name="gr14" draw:text-style-name="P13" draw:layer="layout" draw:type="line" svg:x1="2.153cm" svg:y1="8.339cm" svg:x2="1.334cm" svg:y2="9.504cm" draw:start-shape="id2" draw:start-glue-point="7" draw:end-shape="id4" draw:end-glue-point="0" svg:d="M2153 8339l-819 1165" svg:viewBox="0 0 820 1166">
          <text:p/>
        </draw:connector>
        <draw:connector draw:style-name="gr15" draw:text-style-name="P13" draw:layer="layout" draw:type="line" svg:x1="3.786cm" svg:y1="8.339cm" svg:x2="4.471cm" svg:y2="9.268cm" draw:start-shape="id2" draw:start-glue-point="9" draw:end-shape="id5" draw:end-glue-point="4" svg:d="M3786 8339l685 929" svg:viewBox="0 0 686 930">
          <text:p/>
        </draw:connector>
        <draw:connector draw:style-name="gr16" draw:text-style-name="P13" draw:layer="layout" draw:type="line" svg:x1="3.654cm" svg:y1="11.239cm" svg:x2="3.348cm" svg:y2="12.593cm" draw:start-shape="id5" draw:start-glue-point="7" draw:end-shape="id6" draw:end-glue-point="0" svg:d="M3654 11239l-306 1354" svg:viewBox="0 0 307 1355">
          <text:p/>
        </draw:connector>
        <draw:connector draw:style-name="gr17" draw:text-style-name="P13" draw:layer="layout" draw:type="line" svg:x1="5.287cm" svg:y1="11.239cm" svg:x2="5.558cm" svg:y2="12.593cm" draw:start-shape="id5" draw:start-glue-point="9" draw:end-shape="id7" draw:end-glue-point="0" svg:d="M5287 11239l271 1354" svg:viewBox="0 0 272 1355">
          <text:p/>
        </draw:connector>
        <draw:connector draw:style-name="gr18" draw:text-style-name="P13" draw:layer="layout" draw:type="line" svg:x1="10.131cm" svg:y1="8.339cm" svg:x2="9.002cm" svg:y2="9.268cm" draw:start-shape="id3" draw:start-glue-point="7" draw:end-shape="id8" draw:end-glue-point="4" svg:d="M10131 8339l-1129 929" svg:viewBox="0 0 1130 930">
          <text:p/>
        </draw:connector>
        <draw:connector draw:style-name="gr19" draw:text-style-name="P13" draw:layer="layout" draw:type="line" svg:x1="11.764cm" svg:y1="8.339cm" svg:x2="12.831cm" svg:y2="9.504cm" draw:start-shape="id3" draw:start-glue-point="9" draw:end-shape="id9" draw:end-glue-point="0" svg:d="M11764 8339l1067 1165" svg:viewBox="0 0 1068 1166">
          <text:p/>
        </draw:connector>
        <draw:connector draw:style-name="gr20" draw:text-style-name="P13" draw:layer="layout" draw:type="line" svg:x1="8.185cm" svg:y1="11.239cm" svg:x2="7.914cm" svg:y2="12.593cm" draw:start-shape="id8" draw:start-glue-point="7" draw:end-shape="id10" draw:end-glue-point="0" svg:d="M8185 11239l-271 1354" svg:viewBox="0 0 272 1355">
          <text:p/>
        </draw:connector>
        <draw:connector draw:style-name="gr21" draw:text-style-name="P13" draw:layer="layout" draw:type="line" svg:x1="9.818cm" svg:y1="11.239cm" svg:x2="10.03cm" svg:y2="12.593cm" draw:start-shape="id8" draw:start-glue-point="9" draw:end-shape="id11" draw:end-glue-point="0" svg:d="M9818 11239l212 1354" svg:viewBox="0 0 213 1355">
          <text:p/>
        </draw:connector>
        <draw:custom-shape draw:style-name="gr22" draw:text-style-name="P14" xml:id="id12" draw:id="id12" draw:layer="layout" svg:width="2.309cm" svg:height="2.309cm" svg:x="20.74cm" svg:y="3.746cm">
          <text:p text:style-name="P3"><text:span text:style-name="T1">(4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2.309cm" svg:height="2.309cm" svg:x="17.014cm" svg:y="6.368cm">
          <text:p text:style-name="P3"><text:span text:style-name="T1">(3,2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5" draw:id="id15" draw:layer="layout" svg:width="2.309cm" svg:height="2.309cm" svg:x="14.815cm" svg:y="9.268cm">
          <text:p text:style-name="P8"><text:span text:style-name="T2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xml:id="id14" draw:id="id14" draw:layer="layout" svg:width="1.837cm" svg:height="1.837cm" svg:x="23.772cm" svg:y="6.604cm">
          <text:p text:style-name="P8"><text:span text:style-name="T2">(3,3)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7" draw:id="id17" draw:layer="layout" svg:width="1.837cm" svg:height="1.837cm" svg:x="16.239cm" svg:y="12.593cm">
          <text:p text:style-name="P8"><text:span text:style-name="T2">(1,1)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6" draw:id="id16" draw:layer="layout" svg:width="1.837cm" svg:height="1.837cm" svg:x="13.829cm" svg:y="12.593cm">
          <text:p text:style-name="P8"><text:span text:style-name="T2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20.74cm" svg:y1="4.901cm" svg:x2="18.985cm" svg:y2="6.706cm" draw:start-shape="id12" draw:start-glue-point="6" draw:end-shape="id13" draw:end-glue-point="11" svg:d="M20740 4901l-1755 1805" svg:viewBox="0 0 1756 1806">
          <text:p/>
        </draw:connector>
        <draw:connector draw:style-name="gr13" draw:text-style-name="P13" draw:layer="layout" draw:type="line" svg:x1="23.049cm" svg:y1="4.901cm" svg:x2="24.69cm" svg:y2="6.604cm" draw:start-shape="id12" draw:start-glue-point="10" draw:end-shape="id14" draw:end-glue-point="0" svg:d="M23049 4901l1641 1703" svg:viewBox="0 0 1642 1704">
          <text:p/>
        </draw:connector>
        <draw:connector draw:style-name="gr15" draw:text-style-name="P13" draw:layer="layout" draw:type="line" svg:x1="17.352cm" svg:y1="8.339cm" svg:x2="15.97cm" svg:y2="9.268cm" draw:start-shape="id13" draw:start-glue-point="7" draw:end-shape="id15" draw:end-glue-point="4" svg:d="M17352 8339l-1382 929" svg:viewBox="0 0 1383 930">
          <text:p/>
        </draw:connector>
        <draw:connector draw:style-name="gr16" draw:text-style-name="P13" draw:layer="layout" draw:type="line" svg:x1="15.153cm" svg:y1="11.239cm" svg:x2="14.747cm" svg:y2="12.593cm" draw:start-shape="id15" draw:start-glue-point="7" draw:end-shape="id16" draw:end-glue-point="0" svg:d="M15153 11239l-406 1354" svg:viewBox="0 0 407 1355">
          <text:p/>
        </draw:connector>
        <draw:connector draw:style-name="gr17" draw:text-style-name="P13" draw:layer="layout" draw:type="line" svg:x1="16.786cm" svg:y1="11.239cm" svg:x2="17.157cm" svg:y2="12.593cm" draw:start-shape="id15" draw:start-glue-point="9" draw:end-shape="id17" draw:end-glue-point="0" svg:d="M16786 11239l371 1354" svg:viewBox="0 0 372 1355">
          <text:p/>
        </draw:connector>
        <draw:custom-shape draw:style-name="gr27" draw:text-style-name="P17" xml:id="id18" draw:id="id18" draw:layer="layout" svg:width="2.309cm" svg:height="2.309cm" svg:x="12.904cm" svg:y="0.539cm">
          <text:p text:style-name="P3"><text:span text:style-name="T1">(5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line" svg:x1="12.904cm" svg:y1="1.694cm" svg:x2="7.612cm" svg:y2="4.084cm" draw:start-shape="id18" draw:start-glue-point="6" draw:end-shape="id1" draw:end-glue-point="11" svg:d="M12904 1694l-5292 2390" svg:viewBox="0 0 5293 2391">
          <text:p/>
        </draw:connector>
        <draw:connector draw:style-name="gr29" draw:text-style-name="P13" draw:layer="layout" draw:type="line" svg:x1="15.213cm" svg:y1="1.694cm" svg:x2="21.078cm" svg:y2="4.084cm" draw:start-shape="id18" draw:start-glue-point="10" draw:end-shape="id12" draw:end-glue-point="5" svg:d="M15213 1694l5865 2390" svg:viewBox="0 0 5866 2391">
          <text:p/>
        </draw:connector>
        <draw:custom-shape draw:style-name="gr30" draw:text-style-name="P10" xml:id="id19" draw:id="id19" draw:layer="layout" svg:width="1.837cm" svg:height="1.837cm" svg:x="19.48cm" svg:y="9.504cm">
          <text:p text:style-name="P8"><text:span text:style-name="T2">(2,2)</text:span></text:p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8.985cm" svg:y1="8.339cm" svg:x2="20.398cm" svg:y2="9.504cm" draw:start-shape="id13" draw:start-glue-point="9" draw:end-shape="id19" draw:end-glue-point="0" svg:d="M18985 8339l1413 1165" svg:viewBox="0 0 1414 1166">
          <text:p/>
        </draw:connector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20" draw:id="id20" draw:layer="layout" svg:width="2.309cm" svg:height="2.309cm" svg:x="5.641cm" svg:y="3.746cm">
          <text:p text:style-name="P1"><text:span text:style-name="T1">(4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1" draw:id="id21" draw:layer="layout" svg:width="2.309cm" svg:height="2.309cm" svg:x="1.815cm" svg:y="6.368cm">
          <text:p text:style-name="P3"><text:span text:style-name="T1">(3,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2.309cm" svg:height="2.309cm" svg:x="9.793cm" svg:y="6.368cm">
          <text:p text:style-name="P3"><text:span text:style-name="T1">(3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4" draw:id="id24" draw:layer="layout" svg:width="2.309cm" svg:height="2.309cm" svg:x="3.316cm" svg:y="9.268cm">
          <text:p text:style-name="P3"><text:span text:style-name="T1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xml:id="id23" draw:id="id23" draw:layer="layout" svg:width="1.837cm" svg:height="1.837cm" svg:x="0.416cm" svg:y="9.504cm">
          <text:p text:style-name="P8"><text:span text:style-name="T2">(2,0)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27" draw:id="id27" draw:layer="layout" svg:width="1.837cm" svg:height="1.837cm" svg:x="11.913cm" svg:y="9.504cm">
          <text:p text:style-name="P8"><text:span text:style-name="T2">(2,2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xml:id="id26" draw:id="id26" draw:layer="layout" svg:width="1.837cm" svg:height="1.837cm" svg:x="4.64cm" svg:y="12.593cm">
          <text:p text:style-name="P8"><text:span text:style-name="T2">(1,1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xml:id="id25" draw:id="id25" draw:layer="layout" svg:width="1.837cm" svg:height="1.837cm" svg:x="2.43cm" svg:y="12.593cm">
          <text:p text:style-name="P8"><text:span text:style-name="T2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5.641cm" svg:y1="4.901cm" svg:x2="3.786cm" svg:y2="6.706cm" draw:start-shape="id20" draw:start-glue-point="6" draw:end-shape="id21" draw:end-glue-point="11" svg:d="M5641 4901l-1855 1805" svg:viewBox="0 0 1856 1806">
          <text:p/>
        </draw:connector>
        <draw:connector draw:style-name="gr13" draw:text-style-name="P13" draw:layer="layout" draw:type="line" svg:x1="7.95cm" svg:y1="4.901cm" svg:x2="10.131cm" svg:y2="6.706cm" draw:start-shape="id20" draw:start-glue-point="10" draw:end-shape="id22" draw:end-glue-point="5" svg:d="M7950 4901l2181 1805" svg:viewBox="0 0 2182 1806">
          <text:p/>
        </draw:connector>
        <draw:connector draw:style-name="gr14" draw:text-style-name="P13" draw:layer="layout" draw:type="line" svg:x1="2.153cm" svg:y1="8.339cm" svg:x2="1.334cm" svg:y2="9.504cm" draw:start-shape="id21" draw:start-glue-point="7" draw:end-shape="id23" draw:end-glue-point="0" svg:d="M2153 8339l-819 1165" svg:viewBox="0 0 820 1166">
          <text:p/>
        </draw:connector>
        <draw:connector draw:style-name="gr15" draw:text-style-name="P13" draw:layer="layout" draw:type="line" svg:x1="3.786cm" svg:y1="8.339cm" svg:x2="4.471cm" svg:y2="9.268cm" draw:start-shape="id21" draw:start-glue-point="9" draw:end-shape="id24" draw:end-glue-point="4" svg:d="M3786 8339l685 929" svg:viewBox="0 0 686 930">
          <text:p/>
        </draw:connector>
        <draw:connector draw:style-name="gr16" draw:text-style-name="P13" draw:layer="layout" draw:type="line" svg:x1="3.654cm" svg:y1="11.239cm" svg:x2="3.348cm" svg:y2="12.593cm" draw:start-shape="id24" draw:start-glue-point="7" draw:end-shape="id25" draw:end-glue-point="0" svg:d="M3654 11239l-306 1354" svg:viewBox="0 0 307 1355">
          <text:p/>
        </draw:connector>
        <draw:connector draw:style-name="gr17" draw:text-style-name="P13" draw:layer="layout" draw:type="line" svg:x1="5.287cm" svg:y1="11.239cm" svg:x2="5.558cm" svg:y2="12.593cm" draw:start-shape="id24" draw:start-glue-point="9" draw:end-shape="id26" draw:end-glue-point="0" svg:d="M5287 11239l271 1354" svg:viewBox="0 0 272 1355">
          <text:p/>
        </draw:connector>
        <draw:connector draw:style-name="gr18" draw:text-style-name="P13" draw:layer="layout" draw:type="line" svg:x1="10.131cm" svg:y1="8.339cm" svg:x2="5.287cm" svg:y2="9.606cm" draw:start-shape="id22" draw:start-glue-point="7" draw:end-shape="id24" draw:end-glue-point="11" svg:d="M10131 8339l-4844 1267" svg:viewBox="0 0 4845 1268">
          <text:p/>
        </draw:connector>
        <draw:connector draw:style-name="gr19" draw:text-style-name="P13" draw:layer="layout" draw:type="line" svg:x1="11.764cm" svg:y1="8.339cm" svg:x2="12.831cm" svg:y2="9.504cm" draw:start-shape="id22" draw:start-glue-point="9" draw:end-shape="id27" draw:end-glue-point="0" svg:d="M11764 8339l1067 1165" svg:viewBox="0 0 1068 1166">
          <text:p/>
        </draw:connector>
        <draw:custom-shape draw:style-name="gr22" draw:text-style-name="P14" xml:id="id28" draw:id="id28" draw:layer="layout" svg:width="2.309cm" svg:height="2.309cm" svg:x="20.74cm" svg:y="3.746cm">
          <text:p text:style-name="P3"><text:span text:style-name="T1">(4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9" draw:id="id29" draw:layer="layout" svg:width="1.837cm" svg:height="1.837cm" svg:x="23.772cm" svg:y="6.604cm">
          <text:p text:style-name="P8"><text:span text:style-name="T2">(3,3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20.74cm" svg:y1="4.901cm" svg:x2="11.764cm" svg:y2="6.706cm" draw:start-shape="id28" draw:start-glue-point="6" draw:end-shape="id22" draw:end-glue-point="11" svg:d="M20740 4901l-8976 1805" svg:viewBox="0 0 8977 1806">
          <text:p/>
        </draw:connector>
        <draw:connector draw:style-name="gr13" draw:text-style-name="P13" draw:layer="layout" draw:type="line" svg:x1="23.049cm" svg:y1="4.901cm" svg:x2="24.69cm" svg:y2="6.604cm" draw:start-shape="id28" draw:start-glue-point="10" draw:end-shape="id29" draw:end-glue-point="0" svg:d="M23049 4901l1641 1703" svg:viewBox="0 0 1642 1704">
          <text:p/>
        </draw:connector>
        <draw:custom-shape draw:style-name="gr27" draw:text-style-name="P17" xml:id="id30" draw:id="id30" draw:layer="layout" svg:width="2.309cm" svg:height="2.309cm" svg:x="12.904cm" svg:y="0.539cm">
          <text:p text:style-name="P3"><text:span text:style-name="T1">(</text:span><text:span text:style-name="T1">5</text:span><text:span text:style-name="T1">,</text:span><text:span text:style-name="T1">3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line" svg:x1="12.904cm" svg:y1="1.694cm" svg:x2="7.612cm" svg:y2="4.084cm" draw:start-shape="id30" draw:start-glue-point="6" draw:end-shape="id20" draw:end-glue-point="11" svg:d="M12904 1694l-5292 2390" svg:viewBox="0 0 5293 2391">
          <text:p/>
        </draw:connector>
        <draw:connector draw:style-name="gr29" draw:text-style-name="P13" draw:layer="layout" draw:type="line" svg:x1="15.213cm" svg:y1="1.694cm" svg:x2="21.078cm" svg:y2="4.084cm" draw:start-shape="id30" draw:start-glue-point="10" draw:end-shape="id28" draw:end-glue-point="5" svg:d="M15213 1694l5865 2390" svg:viewBox="0 0 5866 2391">
          <text:p/>
        </draw:connector>
        <presentation:notes draw:style-name="dp1">
          <draw:page-thumbnail draw:style-name="gr32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3:44:18.774402076</meta:creation-date>
    <dc:date>2024-11-14T02:40:44.847283521</dc:date>
    <meta:editing-duration>PT7H7M29S</meta:editing-duration>
    <meta:editing-cycles>5</meta:editing-cycles>
    <meta:generator>LibreOffice/24.2.6.2$Linux_X86_64 LibreOffice_project/420$Build-2</meta:generator>
    <meta:document-statistic meta:object-count="85"/>
  </office:meta>
</office:document-meta>
</file>